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2cm" svg:height="1.199cm" svg:x="9.89cm" svg:y="4.492cm">
          <draw:text-box>
            <text:p text:style-name="P1"><text:span text:style-name="T1">Valeur littérale</text:span></text:p>
            <text:p text:style-name="P1"><text:span text:style-name="T1">en Python</text:span></text:p>
          </draw:text-box>
        </draw:frame>
        <draw:frame draw:style-name="gr1" draw:text-style-name="P2" draw:layer="layout" svg:width="4.778cm" svg:height="1.199cm" svg:x="14.335cm" svg:y="4.492cm">
          <draw:text-box>
            <text:p text:style-name="P3"><text:span text:style-name="T1">Représentation binaire</text:span></text:p>
            <text:p text:style-name="P3"><text:span text:style-name="T1">réelle en mémoire</text:span></text:p>
          </draw:text-box>
        </draw:frame>
        <draw:frame draw:style-name="gr1" draw:text-style-name="P5" draw:layer="layout" svg:width="2.538cm" svg:height="0.806cm" svg:x="10.209cm" svg:y="5.909cm">
          <draw:text-box>
            <text:p text:style-name="P4"><text:span text:style-name="T2">“</text:span><text:span text:style-name="T2">Bonjour”</text:span></text:p>
          </draw:text-box>
        </draw:frame>
        <draw:frame draw:style-name="gr1" draw:text-style-name="P5" draw:layer="layout" svg:width="4.934cm" svg:height="0.806cm" svg:x="14.335cm" svg:y="5.909cm">
          <draw:text-box>
            <text:p text:style-name="P4"><text:span text:style-name="T2">0010011...01110101</text:span></text:p>
          </draw:text-box>
        </draw:frame>
        <draw:frame draw:style-name="gr1" draw:text-style-name="P5" draw:layer="layout" svg:width="0.777cm" svg:height="0.806cm" svg:x="11.018cm" svg:y="7.179cm">
          <draw:text-box>
            <text:p text:style-name="P4"><text:span text:style-name="T2">5</text:span></text:p>
          </draw:text-box>
        </draw:frame>
        <draw:frame draw:style-name="gr1" draw:text-style-name="P5" draw:layer="layout" svg:width="4.109cm" svg:height="0.806cm" svg:x="14.671cm" svg:y="7.179cm">
          <draw:text-box>
            <text:p text:style-name="P4"><text:span text:style-name="T2">1010011...1011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17T16:53:25.213000000</dc:date>
    <dc:creator>Arnaud COUTURIER</dc:creator>
    <meta:editing-duration>PT1H22M34S</meta:editing-duration>
    <meta:editing-cycles>36</meta:editing-cycles>
    <meta:generator>LibreOffice/7.3.3.2$Windows_X86_64 LibreOffice_project/d1d0ea68f081ee2800a922cac8f79445e4603348</meta:generator>
    <meta:document-statistic meta:object-count="6"/>
  </office:meta>
</office:document-meta>
</file>